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naVM es una herramienta que sirve como Front-end a System C, está basado en LLVM (Low Level Virtual Machine), fue desarrollado a partir de la herramienta PINAPA, otro front-end de System C que actualmente se encuentra descontinuado. PinaVM permite obtener una representación abstracta de un programa hecho en System C.</text:p>
      <text:p text:style-name="Standard"/>
      <text:p text:style-name="Standard">Pinapa es la predecesora de PinaVM, a diferencia de esta última no está basada en LLVM sino en GCC, lo que lo puso en ventaja con respecto a otros intentos de front-end para System C. Sin embargo presentaba varios problemas en su flujo de datos (GCC CFG) además de que el hecho de basarse en GCC dificultaba su instalación y compilación <text:s/>por lo que finalmente fue reemplazado por PinaVM.</text:p>
      <text:p text:style-name="Standard"/>
      <text:p text:style-name="Standard">LLVM</text:p>
      <text:p text:style-name="Standard">Es un tipo de infraestructura para un compilador y es la herramienta que ayuda a recibir los datos por parte del el Front – end, en este caso PinaVM. <text:s/>En la siquiente figura se puede ver un esquema de como trábaja el LLVM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k black</meta:initial-creator>
    <meta:creation-date>2014-01-28T13:24:56</meta:creation-date>
    <meta:document-statistic meta:table-count="0" meta:image-count="0" meta:object-count="0" meta:page-count="1" meta:paragraph-count="4" meta:word-count="163" meta:character-count="932" meta:non-whitespace-character-count="771"/>
    <dc:date>2014-01-28T13:51:25</dc:date>
    <dc:creator>serk black</dc:creator>
    <meta:editing-duration>PT10M29S</meta:editing-duration>
    <meta:editing-cycles>1</meta:editing-cycles>
    <meta:generator>LibreOffice/3.4$Linux LibreOffice_project/340m1$Build-402</meta:generator>
  </office:meta>
</office:document-meta>
</file>